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rebuchet MS" officeooo:rsid="00128d3c" officeooo:paragraph-rsid="001469c1"/>
    </style:style>
    <style:style style:name="P2" style:family="paragraph" style:parent-style-name="Standard">
      <style:text-properties style:font-name="Trebuchet MS" officeooo:rsid="00128d3c" officeooo:paragraph-rsid="001469c1"/>
    </style:style>
    <style:style style:name="P3" style:family="paragraph" style:parent-style-name="Standard">
      <style:text-properties style:font-name="Trebuchet MS" officeooo:rsid="00128d3c" officeooo:paragraph-rsid="00157985"/>
    </style:style>
    <style:style style:name="P4" style:family="paragraph" style:parent-style-name="Standard">
      <style:text-properties style:font-name="Trebuchet MS" officeooo:rsid="00128d3c" officeooo:paragraph-rsid="001856f5"/>
    </style:style>
    <style:style style:name="P5" style:family="paragraph" style:parent-style-name="Standard">
      <style:text-properties style:font-name="Trebuchet MS" officeooo:rsid="00128d3c" officeooo:paragraph-rsid="00128d3c"/>
    </style:style>
    <style:style style:name="P6" style:family="paragraph" style:parent-style-name="Standard">
      <style:text-properties style:font-name="Trebuchet MS" officeooo:rsid="00128d3c" officeooo:paragraph-rsid="001a0056"/>
    </style:style>
    <style:style style:name="P7" style:family="paragraph" style:parent-style-name="Standard">
      <style:paragraph-properties fo:text-align="end" style:justify-single-word="false"/>
      <style:text-properties style:font-name="Trebuchet MS" officeooo:rsid="001469c1" officeooo:paragraph-rsid="001469c1"/>
    </style:style>
    <style:style style:name="P8" style:family="paragraph" style:parent-style-name="Standard">
      <style:text-properties style:font-name="Trebuchet MS" officeooo:rsid="001469c1" officeooo:paragraph-rsid="001469c1"/>
    </style:style>
    <style:style style:name="P9" style:family="paragraph" style:parent-style-name="Standard">
      <style:paragraph-properties fo:text-align="end" style:justify-single-word="false"/>
      <style:text-properties style:font-name="Trebuchet MS" fo:font-weight="bold" officeooo:rsid="001469c1" officeooo:paragraph-rsid="001469c1" style:font-weight-asian="bold" style:font-weight-complex="bold"/>
    </style:style>
    <style:style style:name="P10" style:family="paragraph" style:parent-style-name="Standard">
      <style:text-properties style:font-name="Trebuchet MS" officeooo:rsid="0014b9ca" officeooo:paragraph-rsid="0014b9ca"/>
    </style:style>
    <style:style style:name="P11" style:family="paragraph" style:parent-style-name="Standard">
      <style:text-properties style:font-name="Trebuchet MS" officeooo:rsid="00157985" officeooo:paragraph-rsid="00157985"/>
    </style:style>
    <style:style style:name="P12" style:family="paragraph" style:parent-style-name="Standard">
      <style:text-properties style:font-name="Trebuchet MS" officeooo:rsid="00186038" officeooo:paragraph-rsid="00186038"/>
    </style:style>
    <style:style style:name="P13" style:family="paragraph" style:parent-style-name="Standard">
      <style:text-properties style:font-name="Trebuchet MS" officeooo:rsid="001e3c35" officeooo:paragraph-rsid="001e3c35"/>
    </style:style>
    <style:style style:name="P14" style:family="paragraph" style:parent-style-name="Standard">
      <style:text-properties style:font-name="Trebuchet MS" officeooo:rsid="001f5045" officeooo:paragraph-rsid="001f5045"/>
    </style:style>
    <style:style style:name="P15" style:family="paragraph" style:parent-style-name="Standard">
      <style:text-properties style:font-name="Trebuchet MS" fo:font-size="10pt" officeooo:rsid="00128d3c" officeooo:paragraph-rsid="00283be3" style:font-size-asian="10pt" style:font-size-complex="10pt"/>
    </style:style>
    <style:style style:name="P16" style:family="paragraph" style:parent-style-name="Standard">
      <style:text-properties style:font-name="Trebuchet MS" fo:font-size="10pt" officeooo:rsid="0014b9ca" officeooo:paragraph-rsid="0014b9ca" style:font-size-asian="10pt" style:font-size-complex="10pt"/>
    </style:style>
    <style:style style:name="P17" style:family="paragraph" style:parent-style-name="Standard">
      <style:text-properties style:font-name="Trebuchet MS" fo:font-size="10pt" officeooo:rsid="0014b9ca" officeooo:paragraph-rsid="0014a7d4" style:font-size-asian="10pt" style:font-size-complex="10pt"/>
    </style:style>
    <style:style style:name="P18" style:family="paragraph" style:parent-style-name="Standard">
      <style:text-properties style:font-name="Trebuchet MS" fo:font-size="10pt" officeooo:rsid="00157985" officeooo:paragraph-rsid="00157985" style:font-size-asian="10pt" style:font-size-complex="10pt"/>
    </style:style>
    <style:style style:name="P19" style:family="paragraph" style:parent-style-name="Standard">
      <style:text-properties style:font-name="Trebuchet MS" fo:font-size="10pt" officeooo:rsid="001856f5" officeooo:paragraph-rsid="00157985" style:font-size-asian="10pt" style:font-size-complex="10pt"/>
    </style:style>
    <style:style style:name="P20" style:family="paragraph" style:parent-style-name="Standard">
      <style:text-properties style:font-name="Trebuchet MS" fo:font-size="10pt" officeooo:rsid="001856f5" officeooo:paragraph-rsid="001856f5" style:font-size-asian="10pt" style:font-size-complex="10pt"/>
    </style:style>
    <style:style style:name="P21" style:family="paragraph" style:parent-style-name="Standard">
      <style:text-properties style:font-name="Trebuchet MS" fo:font-size="10pt" officeooo:rsid="0043b452" officeooo:paragraph-rsid="001a0056" style:font-size-asian="10pt" style:font-size-complex="10pt"/>
    </style:style>
    <style:style style:name="P22" style:family="paragraph" style:parent-style-name="Standard">
      <style:text-properties style:font-name="Trebuchet MS" fo:font-size="10pt" officeooo:rsid="00459426" officeooo:paragraph-rsid="001a0056" style:font-size-asian="10pt" style:font-size-complex="10pt"/>
    </style:style>
    <style:style style:name="P23" style:family="paragraph" style:parent-style-name="Standard">
      <style:text-properties style:font-name="Trebuchet MS" officeooo:rsid="0043b452" officeooo:paragraph-rsid="0043b452"/>
    </style:style>
    <style:style style:name="P24" style:family="paragraph" style:parent-style-name="Standard">
      <style:text-properties style:font-name="Trebuchet MS" officeooo:rsid="0043b452" officeooo:paragraph-rsid="001f5045"/>
    </style:style>
    <style:style style:name="P25" style:family="paragraph" style:parent-style-name="Standard">
      <style:text-properties style:font-name="Trebuchet MS" officeooo:rsid="00459426" officeooo:paragraph-rsid="00459426"/>
    </style:style>
    <style:style style:name="P26" style:family="paragraph" style:parent-style-name="Text_20_body">
      <style:text-properties style:font-name="Trebuchet MS" fo:font-size="10pt" officeooo:rsid="00283be3" officeooo:paragraph-rsid="00283be3" style:font-size-asian="10pt" style:font-size-complex="10pt"/>
    </style:style>
    <style:style style:name="P27" style:family="paragraph" style:parent-style-name="Title">
      <style:text-properties style:font-name="Trebuchet MS" officeooo:paragraph-rsid="0043b452"/>
    </style:style>
    <style:style style:name="P28" style:family="paragraph" style:parent-style-name="Heading">
      <style:text-properties fo:font-weight="bold" officeooo:rsid="0043b452" style:font-weight-asian="bold" style:font-weight-complex="bold"/>
    </style:style>
    <style:style style:name="P29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Trebuchet MS" officeooo:rsid="00128d3c" officeooo:paragraph-rsid="001469c1"/>
    </style:style>
    <style:style style:name="P30" style:family="paragraph" style:parent-style-name="Heading_20_2">
      <style:text-properties style:font-name="Trebuchet MS"/>
    </style:style>
    <style:style style:name="P31" style:family="paragraph" style:parent-style-name="Heading_20_1">
      <style:paragraph-properties fo:break-before="page"/>
      <style:text-properties officeooo:rsid="0043b452" officeooo:paragraph-rsid="00283be3"/>
    </style:style>
    <style:style style:name="T1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128d3c" style:font-size-asian="13pt" style:font-weight-asian="normal" style:font-size-complex="13pt" style:font-weight-complex="normal"/>
    </style:style>
    <style:style style:name="T4" style:family="text">
      <style:text-properties officeooo:rsid="0043b452"/>
    </style:style>
    <style:style style:name="T5" style:family="text">
      <style:text-properties officeooo:rsid="0049d5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"/>
      <text:p text:style-name="P1"/>
      <text:p text:style-name="P1"/>
      <text:p text:style-name="P7"><text:tab/><text:tab/><text:tab/><text:tab/></text:p>
      <text:p text:style-name="P27"><text:s text:c="7"/><text:span text:style-name="T4">QUIZ TOURNAMENT</text:span><text:tab/></text:p>
      <text:p text:style-name="P9"><text:span text:style-name="T3">Documento de Diseño </text:span><text:span text:style-name="T2">del juego <text:tab/><text:tab/></text:span><text:span text:style-name="T1"><text:tab/></text:span>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/text:p>
      <text:p text:style-name="P8"/>
      <text:p text:style-name="P7">Middlederg Software<text:tab/><text:tab/></text:p>
      <text:h text:style-name="P30" text:outline-level="2"><text:soft-page-break/>Introducción</text:h>
      <text:p text:style-name="P17"/>
      <text:p text:style-name="P10"/>
      <text:h text:style-name="P30" text:outline-level="2">Estudio</text:h>
      <text:p text:style-name="P16"><text:span text:style-name="T4">Quiz Tournament</text:span> es un juego de Middlederg software.</text:p>
      <text:p text:style-name="P10"/>
      <text:h text:style-name="P30" text:outline-level="2">Género</text:h>
      <text:p text:style-name="P18"><text:span text:style-name="T4">Conocimiento y habilidad</text:span>.</text:p>
      <text:p text:style-name="P3"/>
      <text:h text:style-name="P30" text:outline-level="2">Plataforma</text:h>
      <text:p text:style-name="P18">Windows desktop (Framework 4.<text:span text:style-name="T4">5</text:span>)</text:p>
      <text:p text:style-name="P3"/>
      <text:h text:style-name="P30" text:outline-level="2">Licencia</text:h>
      <text:p text:style-name="P18">Basado en <text:span text:style-name="T4">algunos concursos de la televisión, tales como cifras y letras, saber y ganar, el precio justo, etc</text:span>.</text:p>
      <text:p text:style-name="P11"/>
      <text:h text:style-name="P30" text:outline-level="2">Mecánica</text:h>
      <text:p text:style-name="P19">El objetivo del juego es <text:span text:style-name="T4">superar las distintas pruebas de un concurso con la máxima puntuación posible. También se puede participar en torneos.</text:span> </text:p>
      <text:p text:style-name="P3"/>
      <text:h text:style-name="P30" text:outline-level="2">Tecnología</text:h>
      <text:p text:style-name="P20">El desarrollo del juego se llevará a cabo mediante la plataforma .NET Framework con el lenguaje C#. Se utilizará el entorno de desarrollo Visual Studio 2017 y se realizará una aplicación de Windows forms.</text:p>
      <text:p text:style-name="P20">Se requerirán, además, las siguientes librerías:</text:p>
      <text:p text:style-name="P4"/>
      <text:p text:style-name="P23">Logros</text:p>
      <text:p text:style-name="P23"/>
      <text:p text:style-name="P23">Códigos secretos</text:p>
      <text:p text:style-name="P5"/>
      <text:p text:style-name="P5"/>
      <text:p text:style-name="P5"/>
      <text:p text:style-name="P5"/>
      <text:h text:style-name="P31" text:outline-level="1">El concurso</text:h>
      <text:p text:style-name="P26"><text:span text:style-name="T4">El concurso se desarrolla a lo largo de varias pruebas</text:span>.</text:p>
      <text:p text:style-name="P15"/>
      <text:h text:style-name="Heading_20_1" text:outline-level="1">L<text:span text:style-name="T4">as pruebas</text:span></text:h>
      <text:p text:style-name="P12"/>
      <text:p text:style-name="P21">Las pruebas del concurso son las siguiente<text:span text:style-name="T5">s</text:span>:</text:p>
      <text:p text:style-name="P6"/>
      <text:p text:style-name="P28">Preguntas acerca de un tema</text:p>
      <text:p text:style-name="P22">Al azar se ofrecerán dos temas. Tras elegir uno de los dos, se irán presentando en pantalla una serie de 8 preguntas sobre el tema, durante un minuto. Por cada pregunta se obtendrá un punto, y si se contesta a todas correctamente, se obtendrán dos puntos extra. Las categorías son:</text:p>
      <text:p text:style-name="P13"><text:span text:style-name="T4">Ciencia</text:span>: <text:span text:style-name="T4">Fórmula químicas de elementos</text:span></text:p>
      <text:p text:style-name="P24">Santoral: Adivinar el día de un santo concreto, o uno de los santos de un día concreto.</text:p>
      <text:p text:style-name="P23">Historia: Adivinar el año de nacimento o muerte de algún monarca o personaje importante.</text:p>
      <text:p text:style-name="P14"><text:span text:style-name="T4">Literatura</text:span>: <text:span text:style-name="T5">Adivinar el año de escritura de una obra</text:span></text:p>
      <text:p text:style-name="P14"><text:span text:style-name="T4">Variedades</text:span>:<text:tab/><text:span text:style-name="T4">Adivinar el año de efemerides curiosas, deportes y hechos populares</text:span></text:p>
      <text:p text:style-name="P25">Geografía: Adivinar el pais de procedencia de una ciudad, montaña o rí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rebuchet MS" fo:font-family="'Trebuchet MS'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4M45S</meta:editing-duration>
    <meta:editing-cycles>37</meta:editing-cycles>
    <meta:generator>LibreOffice/6.0.2.1$Windows_X86_64 LibreOffice_project/f7f06a8f319e4b62f9bc5095aa112a65d2f3ac89</meta:generator>
    <dc:date>2019-08-06T19:26:22.567000000</dc:date>
    <meta:document-statistic meta:table-count="0" meta:image-count="0" meta:object-count="0" meta:page-count="3" meta:paragraph-count="33" meta:word-count="260" meta:character-count="1623" meta:non-whitespace-character-count="1374"/>
    <meta:user-defined meta:name="Info 1"/>
    <meta:user-defined meta:name="Info 2"/>
    <meta:user-defined meta:name="Info 3"/>
    <meta:user-defined meta:name="Info 4"/>
  </office:meta>
</office:document-meta>
</file>